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26419456" text:id="ct26419456">
          <text:insertion>
            <office:change-info>
              <dc:creator>Gauthier Bastien</dc:creator>
              <dc:date>2011-09-09T11:31:00</dc:date>
            </office:change-info>
          </text:insertion>
        </text:changed-region>
        <text:changed-region xml:id="ct23118496" text:id="ct23118496">
          <text:insertion>
            <office:change-info>
              <dc:creator>Auteur inconnu</dc:creator>
              <dc:date>2011-03-31T13:08:00</dc:date>
            </office:change-info>
          </text:insertion>
        </text:changed-region>
        <text:changed-region xml:id="ct47798272" text:id="ct4779827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4"><text:span text:style-name="T6">do text if urbanEventObj.getDepositType() == 'surplace'</text:span></text:p></office:annotation>Récépissé de dépôt d'une demande de permis d'urbanisme</text:p>
      <text:p text:style-name="UrbanTitle"><office:annotation><dc:creator>Ngaha </dc:creator><dc:date>2015-11-30T11:26:40</dc:date><text:p text:style-name="P4"><text:span text:style-name="T6">do text if urbanEventObj.getDepositType() == 'recommande'</text:span></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5">do text if self.hasSingleApplicant()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self.hasSingleApplicant()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self.hasMultipleApplicants()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self.hasMultipleApplicants()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self.hasSingleApplicant()</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4"><text:span text:style-name="T5">do text if </text:span><text:span text:style-name="T5">self.hasSingleApplicant()</text:span><text:span text:style-name="T5">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self.hasMultipleApplicants()</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4"><text:span text:style-name="T5">do text if </text:span><text:span text:style-name="T5">self.hasMultipleApplicants()</text:span><text:span text:style-name="T5">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text:span><text:span text:style-name="T5">self.hasSingleApplicant()</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text:span><text:span text:style-name="T5">self.hasMultipleApplicants()</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26419456"/>self.displayValue(self.getFoldermanagers()[0].Vocabulary('grade')[0], self.getFoldermanagers()[0].getGrade())<text:change-end text:change-id="ct26419456"/></text:p>
      <text:p text:style-name="UrbanBody"><text:tab/><text:tab/><text:tab/><text:tab/><text:tab/><text:tab/><text:tab/><text:change-start text:change-id="ct23118496"/>self.getFoldermanagers()[0].getName2()<text:change-end text:change-id="ct23118496"/> <text:change-start text:change-id="ct47798272"/>self.getFoldermanagers()[0].getName1()<text:change-end text:change-id="ct47798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7-02-20T16:20:38</dc:date>
    <dc:language>fr-FR</dc:language>
    <meta:editing-cycles>87</meta:editing-cycles>
    <meta:editing-duration>PT11H12M58S</meta:editing-duration>
    <dc:creator>Ngaha </dc:creator>
    <meta:document-statistic meta:table-count="0" meta:image-count="0" meta:object-count="0" meta:page-count="2" meta:paragraph-count="27" meta:word-count="408" meta:character-count="2951" meta:non-whitespace-character-count="2569"/>
    <meta:user-defined meta:name="Info 1"/>
    <meta:user-defined meta:name="Info 2"/>
    <meta:user-defined meta:name="Info 3"/>
    <meta:user-defined meta:name="Info 4"/>
  </office:meta>
</office:document-meta>
</file>